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NI-Times" svg:font-family="VNI-Times"/>
    <style:font-face style:name="Times New Roman" svg:font-family="'Times New Roman'" style:font-family-generic="roman"/>
    <style:font-face style:name=".VnArial" svg:font-family=".Vn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2.0472in"/>
    </style:style>
    <style:style style:name="co3" style:family="table-column">
      <style:table-column-properties fo:break-before="auto" style:column-width="1.1453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9598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1.9272in"/>
    </style:style>
    <style:style style:name="co9" style:family="table-column">
      <style:table-column-properties fo:break-before="auto" style:column-width="0.7047in"/>
    </style:style>
    <style:style style:name="ro17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957in" fo:break-before="auto" style:use-optimal-row-height="true"/>
    </style:style>
    <style:style style:name="ro6" style:family="table-row">
      <style:table-row-properties style:row-height="0.2291in" fo:break-before="auto" style:use-optimal-row-height="true"/>
    </style:style>
    <style:style style:name="ro7" style:family="table-row">
      <style:table-row-properties style:row-height="0.3102in" fo:break-before="auto" style:use-optimal-row-height="false"/>
    </style:style>
    <style:style style:name="ro8" style:family="table-row">
      <style:table-row-properties style:row-height="0.302in" fo:break-before="auto" style:use-optimal-row-height="false"/>
    </style:style>
    <style:style style:name="ro9" style:family="table-row">
      <style:table-row-properties style:row-height="0.3752in" fo:break-before="auto" style:use-optimal-row-height="false"/>
    </style:style>
    <style:style style:name="ro10" style:family="table-row">
      <style:table-row-properties style:row-height="0.5311in" fo:break-before="auto" style:use-optimal-row-height="false"/>
    </style:style>
    <style:style style:name="ro11" style:family="table-row">
      <style:table-row-properties style:row-height="0.5835in" fo:break-before="auto" style:use-optimal-row-height="false"/>
    </style:style>
    <style:style style:name="ro12" style:family="table-row">
      <style:table-row-properties style:row-height="0.2626in" fo:break-before="auto" style:use-optimal-row-height="true"/>
    </style:style>
    <style:style style:name="ro13" style:family="table-row">
      <style:table-row-properties style:row-height="0.2189in" fo:break-before="auto" style:use-optimal-row-height="false"/>
    </style:style>
    <style:style style:name="ro14" style:family="table-row">
      <style:table-row-properties style:row-height="0.1772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16" style:family="table-row">
      <style:table-row-properties style:row-height="0.552in" fo:break-before="auto" style:use-optimal-row-height="false"/>
    </style:style>
    <style:style style:name="ro18" style:family="table-row">
      <style:table-row-properties style:row-height="0.178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Normal_5f_ChiTietNM0304" style:data-style-name="N147">
      <style:table-cell-properties fo:background-color="#ffffff" fo:padding="0.028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Normal_5f_ChiTietNM0304">
      <style:table-cell-properties fo:background-color="#ffffff" fo:padding="0.028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31pt solid #3c3c3c" style:diagonal-bl-tr="none" style:diagonal-tl-br="none" fo:border-left="0.31pt double #3c3c3c" style:border-line-width-left="0.0043in 0.0138in 0.0043in" fo:padding="0.028in" fo:border-right="none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28in" fo:border-right="none" style:rotation-align="none" fo:border-top="none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028in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5f_DocSoUnicode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Normal_5f_DocSoUnicode">
      <style:table-cell-properties fo:background-color="#ffffff" style:cell-protect="protected formula-hidden" style:print-content="true" fo:padding="0.028in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justify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justify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Normal_5f_Dichso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Normal_5f_DocSoUnicode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padding="0.028in" fo:border-right="0.31pt solid #3c3c3c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0.31pt solid #3c3c3c" fo:padding="0.028in" fo:border-right="0.31pt solid #3c3c3c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0.31pt solid #3c3c3c" style:diagonal-bl-tr="none" style:diagonal-tl-br="none" fo:border-left="0.31pt solid #3c3c3c" fo:padding="0.028in" fo:border-right="0.31pt solid #3c3c3c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Excel_5f_BuiltIn_5f_Comma" style:data-style-name="N149">
      <style:table-cell-properties style:glyph-orientation-vertical="0" fo:border-bottom="0.31pt solid #3c3c3c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able-cell-properties fo:border-bottom="0.31pt solid #3c3c3c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0.31pt solid #3c3c3c" fo:padding="0.028in" fo:border-right="0.31pt solid #3c3c3c" style:rotation-align="none" fo:border-top="non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4">
      <style:table-cell-properties fo:padding="0.028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48">
      <style:table-cell-properties fo:padding="0.028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-ranges="Sheet1.A1:Sheet1.F32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9" table:number-columns-repeated="251" table:default-cell-style-name="ce4"/>
        <table:table-column table:style-name="co9" table:number-columns-repeated="767" table:default-cell-style-name="Default"/>
        <table:table-row table:style-name="ro2" table:visibility="collapse">
          <table:table-cell table:style-name="ce1" table:formula="of:=+[.F23]" office:value-type="string" office:string-value="get_sum ">
            <text:p>get_sum </text:p>
          </table:table-cell>
          <table:table-cell table:style-name="ce29" table:formula="of:=RIGHT(&quot;000000000000&quot;&amp;ROUND([.A1];0);12)" office:value-type="float" office:value="0">
            <text:p>#VALUE!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9">
            <text:p>9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12">
            <text:p>12</text:p>
          </table:table-cell>
          <table:table-cell table:style-name="ce3" table:number-columns-repeated="2"/>
          <table:table-cell table:number-columns-repeated="1008"/>
        </table:table-row>
        <table:table-row table:style-name="ro2" table:visibility="collapse">
          <table:table-cell table:style-name="ce2"/>
          <table:table-cell table:style-name="ce30"/>
          <table:table-cell table:style-name="ce30" table:formula="of:=VALUE(MID([.B1];[.C1];1))" office:value-type="float" office:value="0">
            <text:p>#VALUE!</text:p>
          </table:table-cell>
          <table:table-cell table:style-name="ce30" table:formula="of:=VALUE(MID([.B1];[.D1];1))" office:value-type="float" office:value="0">
            <text:p>#VALUE!</text:p>
          </table:table-cell>
          <table:table-cell table:style-name="ce30" table:formula="of:=VALUE(MID([.B1];[.E1];1))" office:value-type="float" office:value="0">
            <text:p>#VALUE!</text:p>
          </table:table-cell>
          <table:table-cell table:style-name="ce30" table:formula="of:=VALUE(MID([.B1];[.F1];1))" office:value-type="float" office:value="0">
            <text:p>#VALUE!</text:p>
          </table:table-cell>
          <table:table-cell table:style-name="ce30" table:formula="of:=VALUE(MID([.B1];[.G1];1))" office:value-type="float" office:value="0">
            <text:p>#VALUE!</text:p>
          </table:table-cell>
          <table:table-cell table:style-name="ce30" table:formula="of:=VALUE(MID([.B1];[.H1];1))" office:value-type="float" office:value="0">
            <text:p>#VALUE!</text:p>
          </table:table-cell>
          <table:table-cell table:style-name="ce30" table:formula="of:=VALUE(MID([.B1];[.I1];1))" office:value-type="float" office:value="0">
            <text:p>#VALUE!</text:p>
          </table:table-cell>
          <table:table-cell table:style-name="ce30" table:formula="of:=VALUE(MID([.B1];[.J1];1))" office:value-type="float" office:value="0">
            <text:p>#VALUE!</text:p>
          </table:table-cell>
          <table:table-cell table:style-name="ce30" table:formula="of:=VALUE(MID([.B1];[.K1];1))" office:value-type="float" office:value="0">
            <text:p>#VALUE!</text:p>
          </table:table-cell>
          <table:table-cell table:style-name="ce30" table:formula="of:=VALUE(MID([.B1];[.L1];1))" office:value-type="float" office:value="0">
            <text:p>#VALUE!</text:p>
          </table:table-cell>
          <table:table-cell table:style-name="ce30" table:formula="of:=VALUE(MID([.B1];[.M1];1))" office:value-type="float" office:value="0">
            <text:p>#VALUE!</text:p>
          </table:table-cell>
          <table:table-cell table:style-name="ce30" table:formula="of:=VALUE(MID([.B1];[.N1];1))" office:value-type="float" office:value="0">
            <text:p>#VALUE!</text:p>
          </table:table-cell>
          <table:table-cell table:style-name="ce3" table:number-columns-repeated="2"/>
          <table:table-cell table:number-columns-repeated="1008"/>
        </table:table-row>
        <table:table-row table:style-name="ro2" table:visibility="collapse">
          <table:table-cell table:style-name="ce2"/>
          <table:table-cell table:style-name="ce30"/>
          <table:table-cell table:style-name="ce30" table:formula="of:=SUM([.C2:.C2])" office:value-type="float" office:value="0">
            <text:p>#VALUE!</text:p>
          </table:table-cell>
          <table:table-cell table:style-name="ce30" table:formula="of:=SUM([.C2:.D2])" office:value-type="float" office:value="0">
            <text:p>#VALUE!</text:p>
          </table:table-cell>
          <table:table-cell table:style-name="ce30" table:formula="of:=SUM([.C2:.E2])" office:value-type="float" office:value="0">
            <text:p>#VALUE!</text:p>
          </table:table-cell>
          <table:table-cell table:style-name="ce30" table:formula="of:=SUM([.F2:.F2])" office:value-type="float" office:value="0">
            <text:p>#VALUE!</text:p>
          </table:table-cell>
          <table:table-cell table:style-name="ce30" table:formula="of:=SUM([.F2:.G2])" office:value-type="float" office:value="0">
            <text:p>#VALUE!</text:p>
          </table:table-cell>
          <table:table-cell table:style-name="ce30" table:formula="of:=SUM([.F2:.H2])" office:value-type="float" office:value="0">
            <text:p>#VALUE!</text:p>
          </table:table-cell>
          <table:table-cell table:style-name="ce30" table:formula="of:=SUM([.I2:.I2])" office:value-type="float" office:value="0">
            <text:p>#VALUE!</text:p>
          </table:table-cell>
          <table:table-cell table:style-name="ce30" table:formula="of:=SUM([.I2:.J2])" office:value-type="float" office:value="0">
            <text:p>#VALUE!</text:p>
          </table:table-cell>
          <table:table-cell table:style-name="ce30" table:formula="of:=SUM([.I2:.K2])" office:value-type="float" office:value="0">
            <text:p>#VALUE!</text:p>
          </table:table-cell>
          <table:table-cell table:style-name="ce30" table:formula="of:=SUM([.L2:.L2])" office:value-type="float" office:value="0">
            <text:p>#VALUE!</text:p>
          </table:table-cell>
          <table:table-cell table:style-name="ce30" table:formula="of:=SUM([.L2:.M2])" office:value-type="float" office:value="0">
            <text:p>#VALUE!</text:p>
          </table:table-cell>
          <table:table-cell table:style-name="ce30" table:formula="of:=SUM([.L2:.N2])" office:value-type="float" office:value="0">
            <text:p>#VALUE!</text:p>
          </table:table-cell>
          <table:table-cell table:style-name="ce3" table:number-columns-repeated="2"/>
          <table:table-cell table:number-columns-repeated="1008"/>
        </table:table-row>
        <table:table-row table:style-name="ro2" table:visibility="collapse">
          <table:table-cell table:style-name="ce2"/>
          <table:table-cell table:style-name="ce30"/>
          <table:table-cell table:style-name="ce51" table:formula="of:=IF([.C2]=0;&quot;&quot;;CHOOSE([.C2];&quot;một&quot;;&quot;hai&quot;;&quot;ba&quot;;&quot;bốn&quot;;&quot;năm&quot;;&quot;sáu&quot;;&quot;bảy&quot;;&quot;tám&quot;;&quot;chín&quot;))" office:value-type="float" office:value="0">
            <text:p>#VALUE!</text:p>
          </table:table-cell>
          <table:table-cell table:style-name="ce51" table:formula="of:=IF([.D2]=0;IF(AND([.C2]&lt;&gt;0;[.E2]&lt;&gt;0);&quot;lẻ&quot;;&quot;&quot;);CHOOSE([.D2];&quot;mười&quot;;&quot;hai&quot;;&quot;ba&quot;;&quot;bốn&quot;;&quot;năm&quot;;&quot;sáu&quot;;&quot;bảy&quot;;&quot;tám&quot;;&quot;chín&quot;))" office:value-type="float" office:value="0">
            <text:p>#VALUE!</text:p>
          </table:table-cell>
          <table:table-cell table:style-name="ce51" table:formula="of:=IF([.E2]=0;&quot;&quot;;CHOOSE([.E2];IF([.D2]&gt;1;&quot;mốt&quot;;&quot;một&quot;);&quot;hai&quot;;&quot;ba&quot;;&quot;bốn&quot;;IF([.D2]=0;&quot;năm&quot;;&quot;lăm&quot;);&quot;sáu&quot;;&quot;bảy&quot;;&quot;tám&quot;;&quot;chín&quot;))" office:value-type="float" office:value="0">
            <text:p>#VALUE!</text:p>
          </table:table-cell>
          <table:table-cell table:style-name="ce51" table:formula="of:=IF([.F2]=0;&quot;&quot;;CHOOSE([.F2];&quot;một&quot;;&quot;hai&quot;;&quot;ba&quot;;&quot;bốn&quot;;&quot;năm&quot;;&quot;sáu&quot;;&quot;bảy&quot;;&quot;tám&quot;;&quot;chín&quot;))" office:value-type="float" office:value="0">
            <text:p>#VALUE!</text:p>
          </table:table-cell>
          <table:table-cell table:style-name="ce51" table:formula="of:=IF([.G2]=0;IF(AND([.F2]&lt;&gt;0;[.H2]&lt;&gt;0);&quot;lẻ&quot;;&quot;&quot;);CHOOSE([.G2];&quot;mười&quot;;&quot;hai&quot;;&quot;ba&quot;;&quot;bốn&quot;;&quot;năm&quot;;&quot;sáu&quot;;&quot;bảy&quot;;&quot;tám&quot;;&quot;chín&quot;))" office:value-type="float" office:value="0">
            <text:p>#VALUE!</text:p>
          </table:table-cell>
          <table:table-cell table:style-name="ce51" table:formula="of:=IF([.H2]=0;&quot;&quot;;CHOOSE([.H2];IF([.G2]&gt;1;&quot;mốt&quot;;&quot;một&quot;);&quot;hai&quot;;&quot;ba&quot;;&quot;bốn&quot;;IF([.G2]=0;&quot;năm&quot;;&quot;lăm&quot;);&quot;sáu&quot;;&quot;bảy&quot;;&quot;tám&quot;;&quot;chín&quot;))" office:value-type="float" office:value="0">
            <text:p>#VALUE!</text:p>
          </table:table-cell>
          <table:table-cell table:style-name="ce51" table:formula="of:=IF([.I2]=0;&quot;&quot;;CHOOSE([.I2];&quot;một&quot;;&quot;hai&quot;;&quot;ba&quot;;&quot;bốn&quot;;&quot;năm&quot;;&quot;sáu&quot;;&quot;bảy&quot;;&quot;tám&quot;;&quot;chín&quot;))" office:value-type="float" office:value="0">
            <text:p>#VALUE!</text:p>
          </table:table-cell>
          <table:table-cell table:style-name="ce51" table:formula="of:=IF([.J2]=0;IF(AND([.I2]&lt;&gt;0;[.K2]&lt;&gt;0);&quot;lẻ&quot;;&quot;&quot;);CHOOSE([.J2];&quot;mười&quot;;&quot;hai&quot;;&quot;ba&quot;;&quot;bốn&quot;;&quot;năm&quot;;&quot;sáu&quot;;&quot;bảy&quot;;&quot;tám&quot;;&quot;chín&quot;))" office:value-type="float" office:value="0">
            <text:p>#VALUE!</text:p>
          </table:table-cell>
          <table:table-cell table:style-name="ce51" table:formula="of:=IF([.K2]=0;&quot;&quot;;CHOOSE([.K2];IF([.J2]&gt;1;&quot;mốt&quot;;&quot;một&quot;);&quot;hai&quot;;&quot;ba&quot;;&quot;bốn&quot;;IF([.J2]=0;&quot;năm&quot;;&quot;lăm&quot;);&quot;sáu&quot;;&quot;bảy&quot;;&quot;tám&quot;;&quot;chín&quot;))" office:value-type="float" office:value="0">
            <text:p>#VALUE!</text:p>
          </table:table-cell>
          <table:table-cell table:style-name="ce51" table:formula="of:=IF([.L2]=0;&quot;&quot;;CHOOSE([.L2];&quot;một&quot;;&quot;hai&quot;;&quot;ba&quot;;&quot;bốn&quot;;&quot;năm&quot;;&quot;sáu&quot;;&quot;bảy&quot;;&quot;tám&quot;;&quot;chín&quot;))" office:value-type="float" office:value="0">
            <text:p>#VALUE!</text:p>
          </table:table-cell>
          <table:table-cell table:style-name="ce51" table:formula="of:=IF([.M2]=0;IF(AND([.L2]&lt;&gt;0;[.N2]&lt;&gt;0);&quot;lẻ&quot;;&quot;&quot;);CHOOSE([.M2];&quot;mười&quot;;&quot;hai&quot;;&quot;ba&quot;;&quot;bốn&quot;;&quot;năm&quot;;&quot;sáu&quot;;&quot;bảy&quot;;&quot;tám&quot;;&quot;chín&quot;))" office:value-type="float" office:value="0">
            <text:p>#VALUE!</text:p>
          </table:table-cell>
          <table:table-cell table:style-name="ce51" table:formula="of:=IF([.N2]=0;&quot;&quot;;CHOOSE([.N2];IF([.M2]&gt;1;&quot;mốt&quot;;&quot;một&quot;);&quot;hai&quot;;&quot;ba&quot;;&quot;bốn&quot;;IF([.M2]=0;&quot;năm&quot;;&quot;lăm&quot;);&quot;sáu&quot;;&quot;bảy&quot;;&quot;tám&quot;;&quot;chín&quot;))" office:value-type="float" office:value="0">
            <text:p>#VALUE!</text:p>
          </table:table-cell>
          <table:table-cell table:style-name="ce3" table:number-columns-repeated="2"/>
          <table:table-cell table:number-columns-repeated="1008"/>
        </table:table-row>
        <table:table-row table:style-name="ro2" table:visibility="collapse">
          <table:table-cell table:style-name="ce2"/>
          <table:table-cell table:style-name="ce30"/>
          <table:table-cell table:style-name="ce52" table:formula="of:=IF([.C2]=0;&quot;&quot;;&quot;trăm&quot;)" office:value-type="float" office:value="0">
            <text:p>#VALUE!</text:p>
          </table:table-cell>
          <table:table-cell table:style-name="ce52" table:formula="of:=IF([.D2]=0;&quot;&quot;;IF([.D2]=1;&quot;&quot;;&quot;mươi&quot;))" office:value-type="float" office:value="0">
            <text:p>#VALUE!</text:p>
          </table:table-cell>
          <table:table-cell table:style-name="ce52" table:formula="of:=IF(AND([.E2]=0;[.E3]=0);&quot;&quot;;IF(SUM([.F2:.N2])=0;&quot;tỷ&quot;;&quot;tỷ,&quot;))" office:value-type="float" office:value="0">
            <text:p>#VALUE!</text:p>
          </table:table-cell>
          <table:table-cell table:style-name="ce52" table:formula="of:=IF([.F2]=0;&quot;&quot;;&quot;trăm&quot;)" office:value-type="float" office:value="0">
            <text:p>#VALUE!</text:p>
          </table:table-cell>
          <table:table-cell table:style-name="ce52" table:formula="of:=IF([.G2]=0;&quot;&quot;;IF([.G2]=1;&quot;&quot;;&quot;mươi&quot;))" office:value-type="float" office:value="0">
            <text:p>#VALUE!</text:p>
          </table:table-cell>
          <table:table-cell table:style-name="ce52" table:formula="of:=IF(AND([.H2]=0;[.H3]=0);&quot;&quot;;IF(AND([.I2]=0;[.J2]=0;[.K2]=0;[.L2]=0;[.M2]=0;[.N2]=0);&quot;triệu&quot;;&quot;triệu,&quot;))" office:value-type="float" office:value="0">
            <text:p>#VALUE!</text:p>
          </table:table-cell>
          <table:table-cell table:style-name="ce52" table:formula="of:=IF([.I2]=0;&quot;&quot;;&quot;trăm&quot;)" office:value-type="float" office:value="0">
            <text:p>#VALUE!</text:p>
          </table:table-cell>
          <table:table-cell table:style-name="ce52" table:formula="of:=IF([.J2]=0;&quot;&quot;;IF([.J2]=1;&quot;&quot;;&quot;mươi&quot;))" office:value-type="float" office:value="0">
            <text:p>#VALUE!</text:p>
          </table:table-cell>
          <table:table-cell table:style-name="ce52" table:formula="of:=IF(AND([.K2]=0;[.K3]=0);&quot;&quot;;IF(SUM([.L2:.N2])=0;&quot;ngàn&quot;;&quot;ngàn,&quot;))" office:value-type="float" office:value="0">
            <text:p>#VALUE!</text:p>
          </table:table-cell>
          <table:table-cell table:style-name="ce52" table:formula="of:=IF([.L2]=0;&quot;&quot;;&quot;trăm&quot;)" office:value-type="float" office:value="0">
            <text:p>#VALUE!</text:p>
          </table:table-cell>
          <table:table-cell table:style-name="ce52" table:formula="of:=IF([.M2]=0;&quot;&quot;;IF([.M2]=1;&quot;&quot;;&quot;mươi&quot;))" office:value-type="float" office:value="0">
            <text:p>#VALUE!</text:p>
          </table:table-cell>
          <table:table-cell table:style-name="ce52" office:value-type="string">
            <text:p>đồng chẵn.</text:p>
          </table:table-cell>
          <table:table-cell table:style-name="ce3" table:number-columns-repeated="2"/>
          <table:table-cell table:number-columns-repeated="1008"/>
        </table:table-row>
        <table:table-row table:style-name="ro2" table:visibility="collapse">
          <table:table-cell table:style-name="ce2"/>
          <table:table-cell table:style-name="ce30" table:formula="of:=UPPER(LEFT(TRIM(IF([.A1]=0;&quot;không đồng.&quot;;[.C4]&amp;&quot; &quot;&amp;[.C5]&amp;&quot; &quot;&amp;[.D4]&amp;&quot; &quot;&amp;[.D5]&amp;&quot; &quot;&amp;[.E4]&amp;&quot; &quot;&amp;[.E5]&amp;&quot; &quot;&amp;[.F4]&amp;&quot; &quot;&amp;[.F5]&amp;&quot; &quot;&amp;[.G4]&amp;&quot; &quot;&amp;[.G5]&amp;&quot; &quot;&amp;[.H4]&amp;&quot; &quot;&amp;[.H5]&amp;&quot; &quot;&amp;[.I4]&amp;&quot; &quot;&amp;[.I5]&amp;&quot; &quot;&amp;[.J4]&amp;&quot; &quot;&amp;[.J5]&amp;&quot; &quot;&amp;[.K4]&amp;&quot; &quot;&amp;[.K5]&amp;&quot; &quot;&amp;[.L4]&amp;&quot; &quot;&amp;[.L5]&amp;&quot; &quot;&amp;[.M4]&amp;&quot; &quot;&amp;[.M5]&amp;&quot; &quot;&amp;[.N4]&amp;&quot; &quot;&amp;[.N5]));1))&amp;RIGHT(TRIM(IF([.A1]=0;&quot;không đồng.&quot;;[.C4]&amp;&quot; &quot;&amp;[.C5]&amp;&quot; &quot;&amp;[.D4]&amp;&quot; &quot;&amp;[.D5]&amp;&quot; &quot;&amp;[.E4]&amp;&quot; &quot;&amp;[.E5]&amp;&quot; &quot;&amp;[.F4]&amp;&quot; &quot;&amp;[.F5]&amp;&quot; &quot;&amp;[.G4]&amp;&quot; &quot;&amp;[.G5]&amp;&quot; &quot;&amp;[.H4]&amp;&quot; &quot;&amp;[.H5]&amp;&quot; &quot;&amp;[.I4]&amp;&quot; &quot;&amp;[.I5]&amp;&quot; &quot;&amp;[.J4]&amp;&quot; &quot;&amp;[.J5]&amp;&quot; &quot;&amp;[.K4]&amp;&quot; &quot;&amp;[.K5]&amp;&quot; &quot;&amp;[.L4]&amp;&quot; &quot;&amp;[.L5]&amp;&quot; &quot;&amp;[.M4]&amp;&quot; &quot;&amp;[.M5]&amp;&quot; &quot;&amp;[.N4]&amp;&quot; &quot;&amp;[.N5]));LEN(TRIM(IF([.A1]=0;&quot;không đồng.&quot;;[.C4]&amp;&quot; &quot;&amp;[.C5]&amp;&quot; &quot;&amp;[.D4]&amp;&quot; &quot;&amp;[.D5]&amp;&quot; &quot;&amp;[.E4]&amp;&quot; &quot;&amp;[.E5]&amp;&quot; &quot;&amp;[.F4]&amp;&quot; &quot;&amp;[.F5]&amp;&quot; &quot;&amp;[.G4]&amp;&quot; &quot;&amp;[.G5]&amp;&quot; &quot;&amp;[.H4]&amp;&quot; &quot;&amp;[.H5]&amp;&quot; &quot;&amp;[.I4]&amp;&quot; &quot;&amp;[.I5]&amp;&quot; &quot;&amp;[.J4]&amp;&quot; &quot;&amp;[.J5]&amp;&quot; &quot;&amp;[.K4]&amp;&quot; &quot;&amp;[.K5]&amp;&quot; &quot;&amp;[.L4]&amp;&quot; &quot;&amp;[.L5]&amp;&quot; &quot;&amp;[.M4]&amp;&quot; &quot;&amp;[.M5]&amp;&quot; &quot;&amp;[.N4]&amp;&quot; &quot;&amp;[.N5])))-1)" office:value-type="float" office:value="0">
            <text:p>#VALUE!</text:p>
          </table:table-cell>
          <table:table-cell table:style-name="ce30" table:number-columns-repeated="12"/>
          <table:table-cell table:style-name="ce3" table:number-columns-repeated="2"/>
          <table:table-cell table:number-columns-repeated="1008"/>
        </table:table-row>
        <table:table-row table:style-name="ro3" table:visibility="collapse" table:number-rows-repeated="2">
          <table:table-cell table:style-name="ce3" table:number-columns-repeated="16"/>
          <table:table-cell table:number-columns-repeated="1008"/>
        </table:table-row>
        <table:table-row table:style-name="ro3" table:visibility="collapse">
          <table:table-cell table:number-columns-repeated="1024"/>
        </table:table-row>
        <table:table-row table:style-name="ro4">
          <table:table-cell table:style-name="ce5" office:value-type="string" table:number-columns-spanned="6" table:number-rows-spanned="1">
            <text:p><text:a xlink:href="python://for each=&quot;seq,line in enumerate(o.voucher_lines)&quot;" xlink:type="simple">for</text:a>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6" office:value-type="string" table:number-columns-spanned="6" table:number-rows-spanned="1">
            <text:p>ỦY NHIỆM CHI</text:p>
          </table:table-cell>
          <table:covered-table-cell table:number-columns-repeated="4" table:style-name="ce31"/>
          <table:covered-table-cell table:style-name="ce64"/>
          <table:table-cell table:number-columns-repeated="3"/>
          <table:table-cell table:style-name="ce75"/>
          <table:table-cell table:number-columns-repeated="1014"/>
        </table:table-row>
        <table:table-row table:style-name="ro6">
          <table:table-cell table:style-name="ce7" office:value-type="string">
            <text:p><text:s text:c="46"/></text:p>
          </table:table-cell>
          <table:table-cell table:style-name="ce23" table:number-columns-repeated="2"/>
          <table:table-cell table:style-name="ce23" office:value-type="string">
            <text:p><text:s text:c="24"/></text:p>
          </table:table-cell>
          <table:table-cell table:style-name="ce23" office:value-type="string">
            <text:p>Liên</text:p>
          </table:table-cell>
          <table:table-cell table:style-name="ce65" office:value-type="string">
            <text:p><text:a xlink:href="python://seq+1" xlink:type="simple">seq</text:a></text:p>
          </table:table-cell>
          <table:table-cell table:number-columns-repeated="1018"/>
        </table:table-row>
        <table:table-row table:style-name="ro6">
          <table:table-cell table:style-name="ce8" office:value-type="string" table:number-columns-spanned="4" table:number-rows-spanned="1">
            <text:p>CHUYỂN KHOẢN,CHUYỂN TIỀN THƯ,ĐIỆN</text:p>
          </table:table-cell>
          <table:covered-table-cell table:number-columns-repeated="3" table:style-name="ce32"/>
          <table:table-cell table:style-name="ce23" office:value-type="string">
            <text:p>Lập ngày : </text:p>
          </table:table-cell>
          <table:table-cell table:style-name="ce50" office:value-type="string">
            <text:p><text:a xlink:href="python://get_vietname_date(o.date)" xlink:type="simple">date</text:a></text:p>
          </table:table-cell>
          <table:table-cell table:number-columns-repeated="1018"/>
        </table:table-row>
        <table:table-row table:style-name="ro6">
          <table:table-cell table:style-name="ce7"/>
          <table:table-cell table:style-name="ce23" table:number-columns-repeated="3"/>
          <table:table-cell table:style-name="ce44"/>
          <table:table-cell table:style-name="ce66" office:value-type="string">
            <text:p>PHẦN DO NH GHI</text:p>
          </table:table-cell>
          <table:table-cell table:number-columns-repeated="1018"/>
        </table:table-row>
        <table:table-row table:style-name="ro6">
          <table:table-cell table:style-name="ce7" office:value-type="string">
            <text:p>Tên đơn vị trả tiền: </text:p>
          </table:table-cell>
          <table:table-cell table:style-name="ce33" office:value-type="string" table:number-columns-spanned="3" table:number-rows-spanned="1">
            <text:p>CÔNG TY CỔ PHẦN CAO SU VIỆT PHÚ THỊNH</text:p>
          </table:table-cell>
          <table:covered-table-cell table:number-columns-repeated="2" table:style-name="ce33"/>
          <table:table-cell table:style-name="ce44"/>
          <table:table-cell table:style-name="ce13" office:value-type="string">
            <text:p>TÀI KHOẢN NỢ</text:p>
          </table:table-cell>
          <table:table-cell table:number-columns-repeated="1018"/>
        </table:table-row>
        <table:table-row table:style-name="ro6">
          <table:table-cell table:style-name="ce7" office:value-type="string">
            <text:p>Số tài khoản:</text:p>
          </table:table-cell>
          <table:table-cell table:style-name="ce34" office:value-type="string" table:number-columns-spanned="3" table:number-rows-spanned="1">
            <text:p><text:a xlink:href="python://o.company_bank_id.acc_number" xlink:type="simple">acc_number</text:a></text:p>
          </table:table-cell>
          <table:covered-table-cell table:number-columns-repeated="2" table:style-name="ce36"/>
          <table:table-cell table:style-name="ce44"/>
          <table:table-cell table:style-name="ce67"/>
          <table:table-cell table:number-columns-repeated="1018"/>
        </table:table-row>
        <table:table-row table:style-name="ro6">
          <table:table-cell table:style-name="ce9" office:value-type="string">
            <text:p>Tại ngân hàng:</text:p>
          </table:table-cell>
          <table:table-cell table:style-name="ce35" office:value-type="string">
            <text:p><text:a xlink:href="python://o.company_bank_id.bank_name" xlink:type="simple">bank_name</text:a></text:p>
          </table:table-cell>
          <table:table-cell table:style-name="ce53"/>
          <table:table-cell table:style-name="ce53" office:value-type="string">
            <text:p>TP: <text:a xlink:href="python://o.company_bank_id%20and%20o.company_bank_id.state_id%20and%20o.company_bank_id.state_id.name%20or%20''" xlink:type="simple">state_id</text:a></text:p>
          </table:table-cell>
          <table:table-cell table:style-name="ce44"/>
          <table:table-cell table:style-name="ce68"/>
          <table:table-cell table:number-columns-repeated="1018"/>
        </table:table-row>
        <table:table-row table:style-name="ro6">
          <table:table-cell table:style-name="ce10" office:value-type="string">
            <text:p>Tên đơn vị nhận tiền</text:p>
          </table:table-cell>
          <table:table-cell table:style-name="ce36" office:value-type="string" table:number-columns-spanned="3" table:number-rows-spanned="1">
            <text:p><text:a xlink:href="python://line.partner_id%20and%20line.partner_id.name%20or%20''" xlink:type="simple">partner_id</text:a></text:p>
          </table:table-cell>
          <table:covered-table-cell table:number-columns-repeated="2" table:style-name="ce54"/>
          <table:table-cell table:style-name="ce60"/>
          <table:table-cell table:style-name="ce13" office:value-type="string">
            <text:p>TÀI KHOẢN CÓ</text:p>
          </table:table-cell>
          <table:table-cell table:number-columns-repeated="1018"/>
        </table:table-row>
        <table:table-row table:style-name="ro6">
          <table:table-cell table:style-name="ce7" office:value-type="string">
            <text:p>Số tài khoản:</text:p>
          </table:table-cell>
          <table:table-cell table:style-name="ce34" office:value-type="string" table:number-columns-spanned="3" table:number-rows-spanned="1">
            <text:p><text:a xlink:href="python://get_so_tk(line.partner_id.id)" xlink:type="simple">get_so_tk</text:a></text:p>
          </table:table-cell>
          <table:covered-table-cell table:number-columns-repeated="2" table:style-name="ce36"/>
          <table:table-cell table:style-name="ce61"/>
          <table:table-cell table:style-name="ce67"/>
          <table:table-cell table:number-columns-repeated="1018"/>
        </table:table-row>
        <table:table-row table:style-name="ro6">
          <table:table-cell table:style-name="ce9" office:value-type="string">
            <text:p>Tại ngân <text:s/>hàng:</text:p>
          </table:table-cell>
          <table:table-cell table:style-name="ce35" office:value-type="string">
            <text:p><text:a xlink:href="python://get_ten_nh(line.partner_id.id)" xlink:type="simple">get_ten_nh</text:a></text:p>
          </table:table-cell>
          <table:table-cell table:style-name="ce53"/>
          <table:table-cell table:style-name="ce53" office:value-type="string">
            <text:p>TP: <text:a xlink:href="python://get_state_id(line.partner_id.id)" xlink:type="simple">get_state_id</text:a></text:p>
          </table:table-cell>
          <table:table-cell table:style-name="ce44"/>
          <table:table-cell table:style-name="ce68"/>
          <table:table-cell table:number-columns-repeated="1018"/>
        </table:table-row>
        <table:table-row table:style-name="ro7">
          <table:table-cell table:style-name="ce11" office:value-type="string">
            <text:p>Số tiền bằng chữ:</text:p>
          </table:table-cell>
          <table:table-cell table:style-name="ce37" office:value-type="string" table:number-columns-spanned="3" table:number-rows-spanned="2">
            <text:p><text:a xlink:href="python://amount_to_text(get_sum(line.id))" xlink:type="simple">amount_to_text</text:a></text:p>
          </table:table-cell>
          <table:covered-table-cell table:number-columns-repeated="2" table:style-name="ce37"/>
          <table:table-cell table:style-name="ce62"/>
          <table:table-cell table:style-name="ce69"/>
          <table:table-cell table:number-columns-repeated="1018"/>
        </table:table-row>
        <table:table-row table:style-name="ro8">
          <table:table-cell table:style-name="ce12"/>
          <table:covered-table-cell table:number-columns-repeated="3" table:style-name="ce38"/>
          <table:table-cell table:style-name="ce62"/>
          <table:table-cell table:style-name="ce13" office:value-type="string">
            <text:p>Số tiền bằng số</text:p>
          </table:table-cell>
          <table:table-cell table:number-columns-repeated="2"/>
          <table:table-cell table:style-name="ce74"/>
          <table:table-cell table:style-name="ce19"/>
          <table:table-cell table:number-columns-repeated="1014"/>
        </table:table-row>
        <table:table-row table:style-name="ro9">
          <table:table-cell table:style-name="ce11" office:value-type="string">
            <text:p>Nội dung thanh toán:</text:p>
          </table:table-cell>
          <table:table-cell table:style-name="ce39" office:value-type="string" table:number-columns-spanned="4" table:number-rows-spanned="2">
            <text:p><text:a xlink:href="python://o.description" xlink:type="simple">description</text:a></text:p>
          </table:table-cell>
          <table:covered-table-cell table:number-columns-repeated="3" table:style-name="ce40"/>
          <table:table-cell table:style-name="ce70" office:value-type="string">
            <text:p><text:a xlink:href="python://get_sum(line.id)" xlink:type="simple">get_sum</text:a></text:p>
          </table:table-cell>
          <table:table-cell table:number-columns-repeated="2"/>
          <table:table-cell table:style-name="ce19" table:number-columns-repeated="2"/>
          <table:table-cell table:number-columns-repeated="1014"/>
        </table:table-row>
        <table:table-row table:style-name="ro10">
          <table:table-cell table:style-name="ce7"/>
          <table:covered-table-cell table:number-columns-repeated="4" table:style-name="ce40"/>
          <table:table-cell table:style-name="ce50"/>
          <table:table-cell table:number-columns-repeated="1018"/>
        </table:table-row>
        <table:table-row table:style-name="ro4">
          <table:table-cell table:style-name="ce13" office:value-type="string" table:number-columns-spanned="2" table:number-rows-spanned="1">
            <text:p>Đơn vị trả tiền</text:p>
          </table:table-cell>
          <table:covered-table-cell table:style-name="ce41"/>
          <table:table-cell table:style-name="ce55" office:value-type="string" table:number-columns-spanned="2" table:number-rows-spanned="1">
            <text:p>Ngân hàng A</text:p>
          </table:table-cell>
          <table:covered-table-cell table:style-name="ce41"/>
          <table:table-cell table:style-name="ce55" office:value-type="string" table:number-columns-spanned="2" table:number-rows-spanned="1">
            <text:p>Ngân hàng B</text:p>
          </table:table-cell>
          <table:covered-table-cell table:style-name="ce41"/>
          <table:table-cell table:style-name="ce73"/>
          <table:table-cell table:number-columns-repeated="1017"/>
        </table:table-row>
        <table:table-row table:style-name="ro4">
          <table:table-cell table:style-name="ce14"/>
          <table:table-cell table:style-name="ce42"/>
          <table:table-cell table:style-name="ce56" office:value-type="string" table:number-columns-spanned="2" table:number-rows-spanned="1">
            <text:p>Ghi sổ ngày.........................</text:p>
          </table:table-cell>
          <table:covered-table-cell table:style-name="ce43"/>
          <table:table-cell table:style-name="ce56" office:value-type="string" table:number-columns-spanned="2" table:number-rows-spanned="1">
            <text:p>Ghi sổ ngày........................</text:p>
          </table:table-cell>
          <table:covered-table-cell table:style-name="ce43"/>
          <table:table-cell table:style-name="ce73"/>
          <table:table-cell table:number-columns-repeated="1017"/>
        </table:table-row>
        <table:table-row table:style-name="ro4">
          <table:table-cell table:style-name="ce15" office:value-type="string">
            <text:p>Kế toán</text:p>
          </table:table-cell>
          <table:table-cell table:style-name="ce43" office:value-type="string">
            <text:p>Chủ tài khoản</text:p>
          </table:table-cell>
          <table:table-cell table:style-name="ce56" office:value-type="string">
            <text:p>Kế toán <text:s text:c="5"/></text:p>
          </table:table-cell>
          <table:table-cell table:style-name="ce43" office:value-type="string">
            <text:p><text:s/>Trưởng phòng kế toán</text:p>
          </table:table-cell>
          <table:table-cell table:style-name="ce56" office:value-type="string">
            <text:p>Kế toán <text:s/></text:p>
          </table:table-cell>
          <table:table-cell table:style-name="ce43" office:value-type="string">
            <text:p>Trưởng phòng kế toán</text:p>
          </table:table-cell>
          <table:table-cell table:style-name="ce73"/>
          <table:table-cell table:number-columns-repeated="1017"/>
        </table:table-row>
        <table:table-row table:style-name="ro3">
          <table:table-cell table:style-name="ce14"/>
          <table:table-cell table:style-name="ce42"/>
          <table:table-cell table:style-name="ce14"/>
          <table:table-cell table:style-name="ce42"/>
          <table:table-cell table:style-name="ce14"/>
          <table:table-cell table:style-name="ce42"/>
          <table:table-cell table:style-name="ce73"/>
          <table:table-cell table:number-columns-repeated="1017"/>
        </table:table-row>
        <table:table-row table:style-name="ro11">
          <table:table-cell table:style-name="ce14"/>
          <table:table-cell table:style-name="ce44" table:number-columns-repeated="4"/>
          <table:table-cell table:style-name="ce42"/>
          <table:table-cell table:number-columns-repeated="1018"/>
        </table:table-row>
        <table:table-row table:style-name="ro4">
          <table:table-cell table:style-name="ce16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4" table:style-name="ce44"/>
          <table:covered-table-cell table:style-name="ce42"/>
          <table:table-cell table:number-columns-repeated="1018"/>
        </table:table-row>
        <table:table-row table:style-name="ro3">
          <table:table-cell table:style-name="ce14"/>
          <table:table-cell table:style-name="ce44" table:number-columns-repeated="4"/>
          <table:table-cell table:style-name="ce42"/>
          <table:table-cell table:number-columns-repeated="1018"/>
        </table:table-row>
        <table:table-row table:style-name="ro3">
          <table:table-cell table:style-name="ce17"/>
          <table:table-cell table:style-name="ce45" table:number-columns-repeated="4"/>
          <table:table-cell table:style-name="ce71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2" table:visibility="collapse">
          <table:table-cell table:style-name="ce18" table:formula="of:=[.A11]" office:value-type="string" office:string-value="ỦY NHIỆM CHI" table:number-columns-spanned="5" table:number-rows-spanned="1">
            <text:p>ỦY NHIỆM CHI</text:p>
          </table:table-cell>
          <table:covered-table-cell table:number-columns-repeated="4" table:style-name="ce28"/>
          <table:table-cell table:style-name="ce19"/>
          <table:table-cell table:number-columns-repeated="1018"/>
        </table:table-row>
        <table:table-row table:style-name="ro6" table:visibility="collapse">
          <table:table-cell table:style-name="ce19" office:value-type="string">
            <text:p><text:s text:c="46"/></text:p>
          </table:table-cell>
          <table:table-cell table:style-name="ce19" table:number-columns-repeated="2"/>
          <table:table-cell table:style-name="ce19" office:value-type="string">
            <text:p><text:s text:c="24"/></text:p>
          </table:table-cell>
          <table:table-cell/>
          <table:table-cell table:style-name="ce19"/>
          <table:table-cell table:number-columns-repeated="1018"/>
        </table:table-row>
        <table:table-row table:style-name="ro6" table:visibility="collapse">
          <table:table-cell table:style-name="ce20" table:formula="of:=[.A13]" office:value-type="string" office:string-value="CHUYỂN KHOẢN,CHUYỂN TIỀN THƯ,ĐIỆN" table:number-columns-spanned="4" table:number-rows-spanned="1">
            <text:p>CHUYỂN KHOẢN,CHUYỂN TIỀN THƯ,ĐIỆN</text:p>
          </table:table-cell>
          <table:covered-table-cell table:number-columns-repeated="3" table:style-name="ce28"/>
          <table:table-cell table:style-name="ce19" table:formula="of:=[.E13]" office:value-type="string" office:string-value="Lập ngày : ">
            <text:p>Lập ngày : </text:p>
          </table:table-cell>
          <table:table-cell table:style-name="ce19"/>
          <table:table-cell table:number-columns-repeated="1018"/>
        </table:table-row>
        <table:table-row table:style-name="ro6" table:visibility="collapse">
          <table:table-cell table:style-name="ce19" table:number-columns-repeated="4"/>
          <table:table-cell/>
          <table:table-cell table:style-name="ce59" office:value-type="string">
            <text:p>PHẦN DO NH GHI</text:p>
          </table:table-cell>
          <table:table-cell table:number-columns-repeated="1018"/>
        </table:table-row>
        <table:table-row table:style-name="ro6" table:visibility="collapse">
          <table:table-cell table:style-name="ce19" table:formula="of:=[.A15]" office:value-type="string" office:string-value="Tên đơn vị trả tiền: ">
            <text:p>Tên đơn vị trả tiền: </text:p>
          </table:table-cell>
          <table:table-cell table:style-name="ce20" table:formula="of:=+[.B15]" office:value-type="string" office:string-value="CÔNG TY CỔ PHẦN CAO SU VIỆT PHÚ THỊNH" table:number-columns-spanned="3" table:number-rows-spanned="1">
            <text:p>CÔNG TY CỔ PHẦN CAO SU VIỆT PHÚ THỊNH</text:p>
          </table:table-cell>
          <table:covered-table-cell table:number-columns-repeated="2" table:style-name="ce28"/>
          <table:table-cell/>
          <table:table-cell table:style-name="ce13" office:value-type="string">
            <text:p>TÀI KHOẢN NỢ</text:p>
          </table:table-cell>
          <table:table-cell table:number-columns-repeated="1018"/>
        </table:table-row>
        <table:table-row table:style-name="ro6" table:visibility="collapse">
          <table:table-cell table:style-name="ce19"/>
          <table:table-cell table:style-name="ce19" table:formula="of:=[.A16]" office:value-type="string" office:string-value="Số tài khoản:">
            <text:p>Số tài khoản:</text:p>
          </table:table-cell>
          <table:table-cell table:style-name="ce57" table:formula="of:=+[.C16]" office:value-type="float" office:value="0" table:number-columns-spanned="2" table:number-rows-spanned="1">
            <text:p>0</text:p>
          </table:table-cell>
          <table:covered-table-cell table:style-name="ce59"/>
          <table:table-cell/>
          <table:table-cell table:style-name="ce67"/>
          <table:table-cell table:number-columns-repeated="1018"/>
        </table:table-row>
        <table:table-row table:style-name="ro6" table:visibility="collapse">
          <table:table-cell table:style-name="ce19" table:formula="of:=#REF!" office:value-type="float" office:value="0">
            <text:p>#REF!</text:p>
          </table:table-cell>
          <table:table-cell table:style-name="ce20" table:formula="of:=+#REF!" office:value-type="float" office:value="0" table:number-columns-spanned="3" table:number-rows-spanned="1">
            <text:p>#REF!</text:p>
          </table:table-cell>
          <table:covered-table-cell table:number-columns-repeated="2" table:style-name="ce28"/>
          <table:table-cell/>
          <table:table-cell table:style-name="ce67"/>
          <table:table-cell table:number-columns-repeated="1018"/>
        </table:table-row>
        <table:table-row table:style-name="ro6" table:visibility="collapse">
          <table:table-cell table:style-name="ce21" table:number-columns-repeated="4"/>
          <table:table-cell/>
          <table:table-cell table:style-name="ce68"/>
          <table:table-cell table:number-columns-repeated="1018"/>
        </table:table-row>
        <table:table-row table:style-name="ro6" table:visibility="collapse">
          <table:table-cell table:style-name="ce22" table:formula="of:=[.A18]" office:value-type="string" office:string-value="Tên đơn vị nhận tiền">
            <text:p>Tên đơn vị nhận tiền</text:p>
          </table:table-cell>
          <table:table-cell table:style-name="ce46" table:formula="of:=+[.B18]" office:value-type="string" office:string-value="partner_id" table:number-columns-spanned="3" table:number-rows-spanned="1">
            <text:p>partner_id</text:p>
          </table:table-cell>
          <table:covered-table-cell table:number-columns-repeated="2" table:style-name="ce46"/>
          <table:table-cell/>
          <table:table-cell table:style-name="ce13" office:value-type="string">
            <text:p>TÀI KHOẢN CÓ</text:p>
          </table:table-cell>
          <table:table-cell table:number-columns-repeated="1018"/>
        </table:table-row>
        <table:table-row table:style-name="ro6" table:visibility="collapse">
          <table:table-cell table:style-name="ce19"/>
          <table:table-cell table:style-name="ce19" table:formula="of:=[.B19]" office:value-type="string" office:string-value="get_so_tk">
            <text:p>get_so_tk</text:p>
          </table:table-cell>
          <table:table-cell table:style-name="ce57" table:formula="of:=+[.C19]" office:value-type="float" office:value="0" table:number-columns-spanned="2" table:number-rows-spanned="1">
            <text:p>0</text:p>
          </table:table-cell>
          <table:covered-table-cell table:style-name="ce59"/>
          <table:table-cell/>
          <table:table-cell table:style-name="ce67"/>
          <table:table-cell table:number-columns-repeated="1018"/>
        </table:table-row>
        <table:table-row table:style-name="ro13" table:visibility="collapse">
          <table:table-cell table:style-name="ce23" table:formula="of:=#REF!" office:value-type="float" office:value="0">
            <text:p>#REF!</text:p>
          </table:table-cell>
          <table:table-cell table:style-name="ce47" table:formula="of:=+#REF!" office:value-type="float" office:value="0" table:number-columns-spanned="3" table:number-rows-spanned="1">
            <text:p>#REF!</text:p>
          </table:table-cell>
          <table:covered-table-cell table:number-columns-repeated="2" table:style-name="ce47"/>
          <table:table-cell/>
          <table:table-cell table:style-name="ce72"/>
          <table:table-cell table:number-columns-repeated="1018"/>
        </table:table-row>
        <table:table-row table:style-name="ro6" table:visibility="collapse">
          <table:table-cell table:style-name="ce21"/>
          <table:table-cell table:style-name="ce48" table:number-columns-repeated="3"/>
          <table:table-cell/>
          <table:table-cell table:style-name="ce68"/>
          <table:table-cell table:number-columns-repeated="1018"/>
        </table:table-row>
        <table:table-row table:style-name="ro14" table:visibility="collapse">
          <table:table-cell table:style-name="ce24" table:formula="of:=[.A21]" office:value-type="string" office:string-value="Số tiền bằng chữ:" table:number-columns-spanned="4" table:number-rows-spanned="2">
            <text:p>Số tiền bằng chữ:</text:p>
          </table:table-cell>
          <table:covered-table-cell table:number-columns-repeated="3" table:style-name="ce24"/>
          <table:table-cell table:style-name="ce63"/>
          <table:table-cell table:number-columns-repeated="1019"/>
        </table:table-row>
        <table:table-row table:style-name="ro15" table:visibility="collapse">
          <table:covered-table-cell table:number-columns-repeated="4" table:style-name="ce25"/>
          <table:table-cell table:style-name="ce63"/>
          <table:table-cell table:style-name="ce13" office:value-type="string">
            <text:p>Số tiền bằng số</text:p>
          </table:table-cell>
          <table:table-cell table:number-columns-repeated="1018"/>
        </table:table-row>
        <table:table-row table:style-name="ro6" table:visibility="collapse">
          <table:table-cell table:style-name="ce26" table:formula="of:=[.A23]" office:value-type="string" office:string-value="Nội dung thanh toán:">
            <text:p>Nội dung thanh toán:</text:p>
          </table:table-cell>
          <table:table-cell table:style-name="ce49" table:formula="of:=+[.B23]" office:value-type="string" office:string-value="description" table:number-columns-spanned="4" table:number-rows-spanned="2">
            <text:p>description</text:p>
          </table:table-cell>
          <table:covered-table-cell table:number-columns-repeated="3" table:style-name="ce58"/>
          <table:table-cell table:style-name="ce70" table:formula="of:=+[.F23]" office:value-type="string" office:string-value="get_sum">
            <text:p>get_sum</text:p>
          </table:table-cell>
          <table:table-cell table:number-columns-repeated="1018"/>
        </table:table-row>
        <table:table-row table:style-name="ro16" table:visibility="collapse">
          <table:table-cell table:style-name="ce21"/>
          <table:covered-table-cell table:number-columns-repeated="4" table:style-name="ce49"/>
          <table:table-cell table:style-name="ce21"/>
          <table:table-cell table:number-columns-repeated="1018"/>
        </table:table-row>
        <table:table-row table:style-name="ro4" table:visibility="collapse">
          <table:table-cell table:style-name="ce27" office:value-type="string" table:number-columns-spanned="2" table:number-rows-spanned="1">
            <text:p>Đơn vị trả tiền</text:p>
          </table:table-cell>
          <table:covered-table-cell table:style-name="ce43"/>
          <table:table-cell table:style-name="ce27" office:value-type="string" table:number-columns-spanned="2" table:number-rows-spanned="1">
            <text:p>Ngân hàng A</text:p>
          </table:table-cell>
          <table:covered-table-cell table:style-name="ce43"/>
          <table:table-cell table:style-name="ce20" office:value-type="string" table:number-columns-spanned="2" table:number-rows-spanned="1">
            <text:p>Ngân hàng B</text:p>
          </table:table-cell>
          <table:covered-table-cell table:style-name="ce28"/>
          <table:table-cell table:number-columns-repeated="1018"/>
        </table:table-row>
        <table:table-row table:style-name="ro4" table:visibility="collapse">
          <table:table-cell table:style-name="ce28" office:value-type="string">
            <text:p>Kế toán</text:p>
          </table:table-cell>
          <table:table-cell table:style-name="ce43" office:value-type="string">
            <text:p>Chủ tài khoản</text:p>
          </table:table-cell>
          <table:table-cell table:style-name="ce27" office:value-type="string" table:number-columns-spanned="2" table:number-rows-spanned="1">
            <text:p>Ghi sổ ngày.........................</text:p>
          </table:table-cell>
          <table:covered-table-cell table:style-name="ce43"/>
          <table:table-cell table:style-name="ce20" office:value-type="string" table:number-columns-spanned="2" table:number-rows-spanned="1">
            <text:p>Ghi sổ ngày........................</text:p>
          </table:table-cell>
          <table:covered-table-cell table:style-name="ce28"/>
          <table:table-cell table:number-columns-repeated="1018"/>
        </table:table-row>
        <table:table-row table:style-name="ro6" table:visibility="collapse">
          <table:table-cell table:style-name="ce19"/>
          <table:table-cell table:style-name="ce50"/>
          <table:table-cell table:style-name="ce27" office:value-type="string" table:number-columns-spanned="2" table:number-rows-spanned="1">
            <text:p>Kế toán <text:s text:c="6"/>Trưởng phòng kế toán</text:p>
          </table:table-cell>
          <table:covered-table-cell table:style-name="ce43"/>
          <table:table-cell table:style-name="ce20" office:value-type="string" table:number-columns-spanned="2" table:number-rows-spanned="1">
            <text:p>Kế toán <text:s/>Trưởng phòng kế toán</text:p>
          </table:table-cell>
          <table:covered-table-cell table:style-name="ce28"/>
          <table:table-cell table:number-columns-repeated="1018"/>
        </table:table-row>
        <table:table-row table:style-name="ro3" table:visibility="collapse">
          <table:table-cell/>
          <table:table-cell table:style-name="ce42"/>
          <table:table-cell/>
          <table:table-cell table:style-name="ce42"/>
          <table:table-cell table:number-columns-repeated="1020"/>
        </table:table-row>
        <table:table-row table:style-name="ro3" table:visibility="collapse" table:number-rows-repeated="24">
          <table:table-cell table:number-columns-repeated="1024"/>
        </table:table-row>
        <table:table-row table:style-name="ro3" table:number-rows-repeated="1048498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Excel_BuiltIn_Print_Area" table:base-cell-address="$Sheet1.$A$1" table:cell-range-address="$Sheet1.$A$1:.$F$32" table:range-usable-as="print-range"/>
        </table:named-expressions>
      </table:table>
      <table:table table:name="Sheet2" table:style-name="ta2">
        <table:table-column table:style-name="co8" table:number-columns-repeated="1024" table:default-cell-style-name="Default"/>
        <table:table-row table:style-name="ro17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17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0:Sheet1.A1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VNI-Times" svg:font-family="VNI-Times"/>
    <style:font-face style:name="Times New Roman" svg:font-family="'Times New Roman'" style:font-family-generic="roman"/>
    <style:font-face style:name=".VnArial" svg:font-family=".Vn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0" number:min-integer-digits="3"/>
    </number:number-style>
    <number:number-style style:name="N149">
      <number:number number:decimal-places="0" number:min-integer-digits="0" number:grouping="true"/>
      <number:text> VND</number:text>
    </number:number-style>
    <number:number-style style:name="N150">
      <number:number number:decimal-places="0" number:min-integer-digits="10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54P2" style:volatile="true"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5">
      <number:day number:style="long"/>
      <number:text>-</number:text>
      <number:month number:style="long"/>
      <number:text>-</number:text>
      <number:year number:style="long"/>
    </number:date-style>
    <number:number-style style:name="N156P0" style:volatile="true">
      <number:number number:decimal-places="0" number:min-integer-digits="1" number:grouping="true"/>
    </number:number-style>
    <number:number-style style:name="N156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number number:decimal-places="0" number:min-integer-digits="1" number:grouping="true"/>
    </number:number-style>
    <number:number-style style:name="N15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57P2" style:volatile="true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number number:decimal-places="0" number:min-integer-digits="1" number:grouping="true"/>
    </number:number-style>
    <number:number-style style:name="N158">
      <number:text>-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</number:number-style>
    <number:number-style style:name="N159">
      <number:text>(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</number:number-style>
    <number:number-style style:name="N160">
      <number:text>-</number:text>
      <number:number number:decimal-places="2" number:min-integer-digits="1" number:grouping="true"/>
      <style:map style:condition="value()&gt;=0" style:apply-style-name="N160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fo:padding="0.028in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hiTietNM0304" style:display-name="Normal_ChiTietNM03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" fo:font-size="10pt" fo:font-style="normal" fo:text-shadow="none" style:text-underline-style="none" fo:font-weight="normal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Normal_5f_Dichso" style:display-name="Normal_Dichs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.VnArial" fo:font-size="10pt" fo:font-style="normal" fo:text-shadow="none" style:text-underline-style="none" fo:font-weight="normal" style:font-size-asian="10pt" style:font-style-asian="normal" style:font-weight-asian="normal" style:font-name-complex=".VnArial" style:font-size-complex="10pt" style:font-style-complex="normal" style:font-weight-complex="normal"/>
    </style:style>
    <style:style style:name="Normal_5f_DocSoUnicode" style:display-name="Normal_DocSoUnicod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" fo:font-size="10pt" fo:font-style="normal" fo:text-shadow="none" style:text-underline-style="none" fo:font-weight="normal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25in" fo:margin-left="0.25in" fo:margin-right="0.2in" style:first-page-number="continue" style:scale-to="100%" style:writing-mode="lr-tb"/>
      <style:header-style>
        <style:header-footer-properties fo:min-height="0.2953in" fo:margin-left="0.498in" fo:margin-right="0.548in" fo:margin-bottom="0in"/>
      </style:header-style>
      <style:footer-style>
        <style:header-footer-properties fo:min-height="0.2953in" fo:margin-left="0.498in" fo:margin-right="0.548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oan3</meta:initial-creator>
    <meta:creation-date>2014-12-12T15:38:55</meta:creation-date>
    <dc:creator>phuoc </dc:creator>
    <dc:date>2015-10-20T22:49:16</dc:date>
    <meta:print-date>2014-12-12T15:44:30</meta:print-date>
    <meta:generator>LibreOffice/3.5$Linux_x86 LibreOffice_project/350m1$Build-2</meta:generator>
    <meta:editing-duration>PT1H16M42S</meta:editing-duration>
    <meta:editing-cycles>37</meta:editing-cycles>
    <meta:document-statistic meta:table-count="3" meta:cell-count="143" meta:object-count="0"/>
  </office:meta>
</office:document-meta>
</file>